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ableColumn6" style:family="table-column">
      <style:table-column-properties style:column-width="3.7583in"/>
    </style:style>
    <style:style style:name="TableColumn7" style:family="table-column">
      <style:table-column-properties style:column-width="3.7229in"/>
    </style:style>
    <style:style style:name="Table5" style:family="table">
      <style:table-properties style:width="7.4812in" fo:margin-left="0in" table:align="center"/>
    </style:style>
    <style:style style:name="TableRow8" style:family="table-row">
      <style:table-row-properties style:min-row-height="0.552in"/>
    </style:style>
    <style:style style:name="TableCell9" style:family="table-cell">
      <style:table-cell-properties fo:border="none" fo:padding-top="0in" fo:padding-left="0.075in" fo:padding-bottom="0in" fo:padding-right="0.075in"/>
    </style:style>
    <style:style style:name="TableCell10" style:family="table-cell">
      <style:table-cell-properties fo:border="none" fo:padding-top="0in" fo:padding-left="0.075in" fo:padding-bottom="0in" fo:padding-right="0.075in"/>
    </style:style>
    <style:style style:name="TableRow11" style:family="table-row">
      <style:table-row-properties style:min-row-height="0.552in"/>
    </style:style>
    <style:style style:name="TableCell12" style:family="table-cell">
      <style:table-cell-properties fo:border="none" style:vertical-align="bottom" fo:padding-top="0in" fo:padding-left="0.075in" fo:padding-bottom="0in" fo:padding-right="0.075in"/>
    </style:style>
    <style:style style:name="TableColumn14" style:family="table-column">
      <style:table-column-properties style:column-width="3.75in"/>
    </style:style>
    <style:style style:name="TableColumn15" style:family="table-column">
      <style:table-column-properties style:column-width="3.75in"/>
    </style:style>
    <style:style style:name="Table13" style:family="table">
      <style:table-properties style:width="7.5in" fo:margin-left="0in" table:align="center"/>
    </style:style>
    <style:style style:name="TableRow16" style:family="table-row">
      <style:table-row-properties style:min-row-height="0.8625in"/>
    </style:style>
    <style:style style:name="TableCell17" style:family="table-cell">
      <style:table-cell-properties fo:border="none" fo:padding-top="0in" fo:padding-left="0.075in" fo:padding-bottom="0in" fo:padding-right="0.075in"/>
    </style:style>
    <style:style style:name="TableCell18" style:family="table-cell">
      <style:table-cell-properties fo:border="none" fo:padding-top="0in" fo:padding-left="0.075in" fo:padding-bottom="0in" fo:padding-right="0.075in"/>
    </style:style>
    <style:style style:name="T19" style:parent-style-name="DefaultParagraphFont" style:family="text">
      <style:text-properties style:font-name-complex="Tahoma" style:font-size-complex="8.5pt"/>
    </style:style>
    <style:style style:name="TableColumn21" style:family="table-column">
      <style:table-column-properties style:column-width="5.2055in" style:use-optimal-column-width="false"/>
    </style:style>
    <style:style style:name="TableColumn22" style:family="table-column">
      <style:table-column-properties style:column-width="0.6875in" style:use-optimal-column-width="false"/>
    </style:style>
    <style:style style:name="TableColumn23" style:family="table-column">
      <style:table-column-properties style:column-width="0.625in" style:use-optimal-column-width="false"/>
    </style:style>
    <style:style style:name="TableColumn24" style:family="table-column">
      <style:table-column-properties style:column-width="1.0173in" style:use-optimal-column-width="false"/>
    </style:style>
    <style:style style:name="Table20" style:family="table">
      <style:table-properties style:width="7.5354in" fo:margin-left="0in" table:align="center"/>
    </style:style>
    <style:style style:name="TableRow25" style:family="table-row">
      <style:table-row-properties style:min-row-height="0.2in" style:use-optimal-row-height="false"/>
    </style:style>
    <style:style style:name="TableCell26" style:family="table-cell">
      <style:table-cell-properties fo:border-top="0.0208in solid #000000" fo:border-left="0.0069in solid #000000" fo:border-bottom="0.0069in solid #000000" fo:border-right="0.0069in solid #000000" style:vertical-align="middle" fo:padding-top="0.0298in" fo:padding-left="0.0798in" fo:padding-bottom="0.0298in" fo:padding-right="0.0798in"/>
    </style:style>
    <style:style style:name="P27" style:parent-style-name="Columnheading" style:family="paragraph">
      <style:paragraph-properties fo:text-align="start"/>
      <style:text-properties style:font-name-complex="Tahoma" fo:font-size="9pt" style:font-size-asian="9pt"/>
    </style:style>
    <style:style style:name="TableCell28" style:family="table-cell">
      <style:table-cell-properties fo:border-top="0.0208in solid #000000" fo:border-left="0.0069in solid #000000" fo:border-bottom="0.0069in solid #000000" fo:border-right="0.0069in solid #000000" style:vertical-align="middle" fo:padding-top="0.0298in" fo:padding-left="0.0798in" fo:padding-bottom="0.0298in" fo:padding-right="0.0798in"/>
    </style:style>
    <style:style style:name="P29" style:parent-style-name="Columnheading" style:family="paragraph">
      <style:text-properties style:font-name-complex="Tahoma" fo:font-size="9pt" style:font-size-asian="9pt"/>
    </style:style>
    <style:style style:name="TableCell30" style:family="table-cell">
      <style:table-cell-properties fo:border-top="0.0208in solid #000000" fo:border-left="0.0069in solid #000000" fo:border-bottom="0.0069in solid #000000" fo:border-right="0.0069in solid #000000" style:vertical-align="middle" fo:padding-top="0.0298in" fo:padding-left="0.0798in" fo:padding-bottom="0.0298in" fo:padding-right="0.0798in"/>
    </style:style>
    <style:style style:name="P31" style:parent-style-name="Columnheading" style:family="paragraph">
      <style:text-properties style:font-name-complex="Tahoma" fo:font-size="9pt" style:font-size-asian="9pt"/>
    </style:style>
    <style:style style:name="TableCell32" style:family="table-cell">
      <style:table-cell-properties fo:border-top="0.0208in solid #000000" fo:border-left="0.0069in solid #000000" fo:border-bottom="0.0069in solid #000000" fo:border-right="0.0069in solid #000000" style:vertical-align="middle" fo:padding-top="0.0298in" fo:padding-left="0.0798in" fo:padding-bottom="0.0298in" fo:padding-right="0.0798in"/>
    </style:style>
    <style:style style:name="P33" style:parent-style-name="Columnheading" style:family="paragraph">
      <style:text-properties style:font-name-complex="Tahoma" fo:font-size="9pt" style:font-size-asian="9pt"/>
    </style:style>
    <style:style style:name="TableRow34" style:family="table-row">
      <style:table-row-properties style:min-row-height="0.2in" style:use-optimal-row-height="false"/>
    </style:style>
    <style:style style:name="TableCell35" style:family="table-cell">
      <style:table-cell-properties fo:border-top="none" fo:border-left="0.0069in solid #000000" fo:border-bottom="none" fo:border-right="0.0069in solid #000000" fo:background-color="#FFC000" style:vertical-align="middle" fo:padding-top="0.0298in" fo:padding-left="0.0798in" fo:padding-bottom="0.0298in" fo:padding-right="0.0798in"/>
    </style:style>
    <style:style style:name="T36" style:parent-style-name="DefaultParagraphFont" style:family="text">
      <style:text-properties style:font-name-complex="Tahoma" fo:color="#000000" fo:font-size="9pt" style:font-size-asian="9pt"/>
    </style:style>
    <style:style style:name="T37" style:parent-style-name="DefaultParagraphFont" style:family="text">
      <style:text-properties style:font-name-complex="Tahoma" fo:font-weight="bold" style:font-weight-asian="bold" fo:color="#000000" fo:font-size="9pt" style:font-size-asian="9pt"/>
    </style:style>
    <style:style style:name="T38" style:parent-style-name="DefaultParagraphFont" style:family="text">
      <style:text-properties style:font-name-complex="Tahoma" fo:color="#000000" fo:font-size="9pt" style:font-size-asian="9pt"/>
    </style:style>
    <style:style style:name="TableCell39" style:family="table-cell">
      <style:table-cell-properties fo:border-top="none" fo:border-left="0.0069in solid #000000" fo:border-bottom="none" fo:border-right="0.0069in solid #000000" fo:background-color="#FFC000" style:vertical-align="middle" fo:padding-top="0.0298in" fo:padding-left="0.15in" fo:padding-bottom="0.0298in" fo:padding-right="0.15in"/>
    </style:style>
    <style:style style:name="P40" style:parent-style-name="Normal" style:family="paragraph">
      <style:paragraph-properties fo:text-align="center"/>
      <style:text-properties style:font-name-complex="Tahoma" fo:font-size="9pt" style:font-size-asian="9pt"/>
    </style:style>
    <style:style style:name="TableCell41" style:family="table-cell">
      <style:table-cell-properties fo:border-top="none" fo:border-left="0.0069in solid #000000" fo:border-bottom="none" fo:border-right="0.0069in solid #000000" fo:background-color="#FFC000" style:vertical-align="middle" fo:padding-top="0.0298in" fo:padding-left="0.0798in" fo:padding-bottom="0.0298in" fo:padding-right="0.0798in"/>
    </style:style>
    <style:style style:name="P42" style:parent-style-name="Normal" style:family="paragraph">
      <style:paragraph-properties fo:text-align="center"/>
      <style:text-properties style:font-name-complex="Tahoma" fo:font-size="9pt" style:font-size-asian="9pt"/>
    </style:style>
    <style:style style:name="TableCell43" style:family="table-cell">
      <style:table-cell-properties fo:border-top="none" fo:border-left="0.0069in solid #000000" fo:border-bottom="none" fo:border-right="0.0069in solid #000000" fo:background-color="#FFC000" style:vertical-align="middle" fo:padding-top="0.0298in" fo:padding-left="0.15in" fo:padding-bottom="0.0298in" fo:padding-right="0.15in"/>
    </style:style>
    <style:style style:name="P44" style:parent-style-name="Normal" style:family="paragraph">
      <style:paragraph-properties fo:text-align="center"/>
      <style:text-properties style:font-name-complex="Tahoma" fo:font-size="9pt" style:font-size-asian="9pt"/>
    </style:style>
    <style:style style:name="TableRow45" style:family="table-row">
      <style:table-row-properties style:min-row-height="0.2in" style:use-optimal-row-height="false"/>
    </style:style>
    <style:style style:name="TableCell46" style:family="table-cell">
      <style:table-cell-properties fo:border-top="0.0069in dotted #000000" fo:border-left="0.0069in solid #000000" fo:border-bottom="none" fo:border-right="0.0069in solid #000000" style:vertical-align="middle" fo:padding-top="0.0298in" fo:padding-left="0.0798in" fo:padding-bottom="0.0298in" fo:padding-right="0.0798in"/>
    </style:style>
    <style:style style:name="P47" style:parent-style-name="ListParagraph" style:family="paragraph"/>
    <style:style style:name="T48" style:parent-style-name="DefaultParagraphFont" style:family="text">
      <style:text-properties style:font-name-complex="Tahoma" fo:color="#000000" fo:font-size="9pt" style:font-size-asian="9pt"/>
    </style:style>
    <style:style style:name="T49" style:parent-style-name="DefaultParagraphFont" style:family="text">
      <style:text-properties style:font-name-complex="Tahoma" fo:color="#000000" fo:font-size="9pt" style:font-size-asian="9pt"/>
    </style:style>
    <style:style style:name="T50" style:parent-style-name="DefaultParagraphFont" style:family="text">
      <style:text-properties style:font-name-complex="Tahoma" fo:color="#000000" fo:font-size="9pt" style:font-size-asian="9pt"/>
    </style:style>
    <style:style style:name="T51" style:parent-style-name="DefaultParagraphFont" style:family="text">
      <style:text-properties style:font-name-complex="Tahoma" fo:color="#000000" fo:font-size="9pt" style:font-size-asian="9pt"/>
    </style:style>
    <style:style style:name="T52" style:parent-style-name="DefaultParagraphFont" style:family="text">
      <style:text-properties style:font-name-complex="Tahoma" fo:color="#000000" fo:font-size="9pt" style:font-size-asian="9pt"/>
    </style:style>
    <style:style style:name="TableCell53" style:family="table-cell">
      <style:table-cell-properties fo:border-top="0.0069in dotted #000000" fo:border-left="0.0069in solid #000000" fo:border-bottom="none" fo:border-right="0.0069in solid #000000" style:vertical-align="middle" fo:padding-top="0.0298in" fo:padding-left="0.15in" fo:padding-bottom="0.0298in" fo:padding-right="0.15in"/>
    </style:style>
    <style:style style:name="P54" style:parent-style-name="Normal" style:family="paragraph">
      <style:paragraph-properties fo:text-align="center"/>
      <style:text-properties style:font-name-complex="Tahoma" fo:font-size="9pt" style:font-size-asian="9pt"/>
    </style:style>
    <style:style style:name="TableCell55" style:family="table-cell">
      <style:table-cell-properties fo:border-top="0.0069in dotted #000000" fo:border-left="0.0069in solid #000000" fo:border-bottom="none" fo:border-right="0.0069in solid #000000" style:vertical-align="middle" fo:padding-top="0.0298in" fo:padding-left="0.15in" fo:padding-bottom="0.0298in" fo:padding-right="0.15in"/>
    </style:style>
    <style:style style:name="P56" style:parent-style-name="Amount" style:family="paragraph">
      <style:paragraph-properties fo:text-align="center"/>
      <style:text-properties style:font-name-complex="Tahoma" fo:font-size="9pt" style:font-size-asian="9pt" style:font-size-complex="9pt"/>
    </style:style>
    <style:style style:name="TableRow57" style:family="table-row">
      <style:table-row-properties style:min-row-height="0.2in" style:use-optimal-row-height="false"/>
    </style:style>
    <style:style style:name="TableCell58" style:family="table-cell">
      <style:table-cell-properties fo:border-top="0.0069in dotted #000000" fo:border-left="0.0069in solid #000000" fo:border-bottom="none" fo:border-right="0.0069in solid #000000" style:vertical-align="middle" fo:padding-top="0.0298in" fo:padding-left="0.0798in" fo:padding-bottom="0.0298in" fo:padding-right="0.0798in"/>
    </style:style>
    <style:style style:name="P59" style:parent-style-name="Normal" style:family="paragraph">
      <style:text-properties style:font-name-complex="Tahoma" fo:color="#000000" fo:font-size="9pt" style:font-size-asian="9pt"/>
    </style:style>
    <style:style style:name="TableCell60" style:family="table-cell">
      <style:table-cell-properties fo:border-top="0.0069in dotted #000000" fo:border-left="0.0069in solid #000000" fo:border-bottom="none" fo:border-right="0.0069in solid #000000" style:vertical-align="middle" fo:padding-top="0.0298in" fo:padding-left="0.15in" fo:padding-bottom="0.0298in" fo:padding-right="0.15in"/>
    </style:style>
    <style:style style:name="P61" style:parent-style-name="Normal" style:family="paragraph">
      <style:paragraph-properties fo:text-align="center"/>
      <style:text-properties style:font-name-complex="Tahoma" fo:font-size="9pt" style:font-size-asian="9pt"/>
    </style:style>
    <style:style style:name="TableCell62" style:family="table-cell">
      <style:table-cell-properties fo:border-top="0.0069in dotted #000000" fo:border-left="0.0069in solid #000000" fo:border-bottom="none" fo:border-right="0.0069in solid #000000" style:vertical-align="middle" fo:padding-top="0.0298in" fo:padding-left="0.15in" fo:padding-bottom="0.0298in" fo:padding-right="0.15in"/>
    </style:style>
    <style:style style:name="P63" style:parent-style-name="Amount" style:family="paragraph">
      <style:paragraph-properties fo:text-align="center"/>
      <style:text-properties style:font-name-complex="Tahoma" fo:font-size="9pt" style:font-size-asian="9pt" style:font-size-complex="9pt"/>
    </style:style>
    <style:style style:name="TableRow64" style:family="table-row">
      <style:table-row-properties style:min-row-height="0.0888in" style:use-optimal-row-height="false"/>
    </style:style>
    <style:style style:name="TableCell65" style:family="table-cell">
      <style:table-cell-properties fo:border-top="none" fo:border-left="0.0069in solid #000000" fo:border-bottom="none" fo:border-right="0.0069in solid #000000" style:vertical-align="middle" fo:padding-top="0.0298in" fo:padding-left="0.0798in" fo:padding-bottom="0.0298in" fo:padding-right="0.0798in"/>
    </style:style>
    <style:style style:name="P66" style:parent-style-name="ListParagraph" style:family="paragraph"/>
    <style:style style:name="T67" style:parent-style-name="DefaultParagraphFont" style:family="text">
      <style:text-properties style:font-name-complex="Tahoma" fo:color="#000000" fo:font-size="9pt" style:font-size-asian="9pt"/>
    </style:style>
    <style:style style:name="T68" style:parent-style-name="DefaultParagraphFont" style:family="text">
      <style:text-properties style:font-name-complex="Tahoma" fo:color="#000000" fo:font-size="9pt" style:font-size-asian="9pt"/>
    </style:style>
    <style:style style:name="P69" style:parent-style-name="ListParagraph" style:family="paragraph"/>
    <style:style style:name="T70" style:parent-style-name="DefaultParagraphFont" style:family="text">
      <style:text-properties style:font-name-complex="Tahoma" fo:color="#000000" fo:font-size="9pt" style:font-size-asian="9pt"/>
    </style:style>
    <style:style style:name="T71" style:parent-style-name="DefaultParagraphFont" style:family="text">
      <style:text-properties style:font-name-complex="Tahoma" fo:color="#000000" fo:font-size="9pt" style:font-size-asian="9pt"/>
    </style:style>
    <style:style style:name="TableCell72" style:family="table-cell">
      <style:table-cell-properties fo:border-top="none" fo:border-left="0.0069in solid #000000" fo:border-bottom="none" fo:border-right="0.0069in solid #000000" style:vertical-align="middle" fo:padding-top="0.0298in" fo:padding-left="0.15in" fo:padding-bottom="0.0298in" fo:padding-right="0.15in"/>
    </style:style>
    <style:style style:name="P73" style:parent-style-name="Normal" style:family="paragraph">
      <style:paragraph-properties fo:text-align="center"/>
      <style:text-properties style:font-name-complex="Tahoma" fo:font-size="9pt" style:font-size-asian="9pt"/>
    </style:style>
    <style:style style:name="TableCell74" style:family="table-cell">
      <style:table-cell-properties fo:border-top="none" fo:border-left="0.0069in solid #000000" fo:border-bottom="none" fo:border-right="0.0069in solid #000000" style:vertical-align="middle" fo:padding-top="0.0298in" fo:padding-left="0.15in" fo:padding-bottom="0.0298in" fo:padding-right="0.15in"/>
    </style:style>
    <style:style style:name="P75" style:parent-style-name="Amount" style:family="paragraph">
      <style:paragraph-properties fo:text-align="center"/>
      <style:text-properties style:font-name-complex="Tahoma" fo:font-size="9pt" style:font-size-asian="9pt" style:font-size-complex="9pt"/>
    </style:style>
    <style:style style:name="TableRow76" style:family="table-row">
      <style:table-row-properties style:min-row-height="0.2in" style:use-optimal-row-height="false"/>
    </style:style>
    <style:style style:name="TableCell77" style:family="table-cell">
      <style:table-cell-properties fo:border="0.0069in solid #000000" style:vertical-align="middle" fo:padding-top="0.0298in" fo:padding-left="0.0798in" fo:padding-bottom="0.0298in" fo:padding-right="0.0798in"/>
    </style:style>
    <style:style style:name="T78" style:parent-style-name="DefaultParagraphFont" style:family="text">
      <style:text-properties style:font-name-complex="Tahoma" fo:font-weight="bold" style:font-weight-asian="bold" fo:font-size="9pt" style:font-size-asian="9pt"/>
    </style:style>
    <style:style style:name="TableCell79" style:family="table-cell">
      <style:table-cell-properties fo:border="0.0069in solid #000000" style:vertical-align="middle" fo:padding-top="0.0298in" fo:padding-left="0.15in" fo:padding-bottom="0.0298in" fo:padding-right="0.15in"/>
    </style:style>
    <style:style style:name="P80" style:parent-style-name="Normal" style:family="paragraph">
      <style:paragraph-properties fo:text-align="center"/>
      <style:text-properties style:font-name-complex="Tahoma" fo:font-size="9pt" style:font-size-asian="9pt"/>
    </style:style>
    <style:style style:name="TableCell81" style:family="table-cell">
      <style:table-cell-properties fo:border="0.0069in solid #000000" style:vertical-align="middle" fo:padding-top="0.0298in" fo:padding-left="0.15in" fo:padding-bottom="0.0298in" fo:padding-right="0.15in"/>
    </style:style>
    <style:style style:name="P82" style:parent-style-name="Amount" style:family="paragraph">
      <style:paragraph-properties fo:text-align="center"/>
      <style:text-properties style:font-name-complex="Tahoma" fo:font-weight="bold" style:font-weight-asian="bold" fo:font-size="9pt" style:font-size-asian="9pt" style:font-size-complex="9pt"/>
    </style:style>
    <style:style style:name="TableRow83" style:family="table-row">
      <style:table-row-properties style:min-row-height="0.2in" style:use-optimal-row-height="false"/>
    </style:style>
    <style:style style:name="TableCell84" style:family="table-cell">
      <style:table-cell-properties fo:border-top="0.0069in solid #000000" fo:border-left="0.0069in solid #000000" fo:border-bottom="none" fo:border-right="0.0069in solid #000000" style:vertical-align="middle" fo:padding-top="0.0298in" fo:padding-left="0.0798in" fo:padding-bottom="0.0298in" fo:padding-right="0.0798in"/>
    </style:style>
    <style:style style:name="P85" style:parent-style-name="Normal" style:family="paragraph">
      <style:text-properties style:font-name-complex="Tahoma" fo:font-size="9pt" style:font-size-asian="9pt"/>
    </style:style>
    <style:style style:name="TableCell86" style:family="table-cell">
      <style:table-cell-properties fo:border-top="0.0069in solid #000000" fo:border-left="0.0069in solid #000000" fo:border-bottom="none" fo:border-right="0.0069in solid #000000" style:vertical-align="middle" fo:padding-top="0.0298in" fo:padding-left="0.15in" fo:padding-bottom="0.0298in" fo:padding-right="0.15in"/>
    </style:style>
    <style:style style:name="P87" style:parent-style-name="Normal" style:family="paragraph">
      <style:paragraph-properties fo:text-align="center"/>
      <style:text-properties style:font-name-complex="Tahoma" fo:font-size="9pt" style:font-size-asian="9pt"/>
    </style:style>
    <style:style style:name="TableCell88" style:family="table-cell">
      <style:table-cell-properties fo:border-top="0.0069in solid #000000" fo:border-left="0.0069in solid #000000" fo:border-bottom="none" fo:border-right="0.0069in solid #000000" style:vertical-align="middle" fo:padding-top="0.0298in" fo:padding-left="0.0798in" fo:padding-bottom="0.0298in" fo:padding-right="0.0798in"/>
    </style:style>
    <style:style style:name="P89" style:parent-style-name="Amount" style:family="paragraph">
      <style:paragraph-properties fo:text-align="center"/>
      <style:text-properties style:font-name-complex="Tahoma" fo:font-size="9pt" style:font-size-asian="9pt" style:font-size-complex="9pt"/>
    </style:style>
    <style:style style:name="TableCell90" style:family="table-cell">
      <style:table-cell-properties fo:border-top="0.0069in solid #000000" fo:border-left="0.0069in solid #000000" fo:border-bottom="none" fo:border-right="0.0069in solid #000000" style:vertical-align="middle" fo:padding-top="0.0298in" fo:padding-left="0.15in" fo:padding-bottom="0.0298in" fo:padding-right="0.15in"/>
    </style:style>
    <style:style style:name="P91" style:parent-style-name="Amount" style:family="paragraph">
      <style:paragraph-properties fo:text-align="center"/>
      <style:text-properties style:font-name-complex="Tahoma" fo:font-size="9pt" style:font-size-asian="9pt" style:font-size-complex="9pt"/>
    </style:style>
    <style:style style:name="TableRow92" style:family="table-row">
      <style:table-row-properties style:min-row-height="0.2in" style:use-optimal-row-height="false"/>
    </style:style>
    <style:style style:name="TableCell93" style:family="table-cell">
      <style:table-cell-properties fo:border-top="none" fo:border-left="0.0069in solid #000000" fo:border-bottom="0.0069in solid #000000" fo:border-right="0.0069in solid #000000" style:vertical-align="middle" fo:padding-top="0.0298in" fo:padding-left="0.0798in" fo:padding-bottom="0.0298in" fo:padding-right="0.0798in"/>
    </style:style>
    <style:style style:name="P94" style:parent-style-name="Normal" style:family="paragraph">
      <style:text-properties style:font-name-complex="Tahoma" fo:font-size="9pt" style:font-size-asian="9pt"/>
    </style:style>
    <style:style style:name="TableCell95" style:family="table-cell">
      <style:table-cell-properties fo:border-top="none" fo:border-left="0.0069in solid #000000" fo:border-bottom="0.0069in solid #000000" fo:border-right="0.0069in solid #000000" style:vertical-align="middle" fo:padding-top="0.0298in" fo:padding-left="0.15in" fo:padding-bottom="0.0298in" fo:padding-right="0.15in"/>
    </style:style>
    <style:style style:name="P96" style:parent-style-name="Normal" style:family="paragraph">
      <style:paragraph-properties fo:text-align="center"/>
      <style:text-properties style:font-name-complex="Tahoma" fo:font-size="9pt" style:font-size-asian="9pt"/>
    </style:style>
    <style:style style:name="TableCell97" style:family="table-cell">
      <style:table-cell-properties fo:border-top="none" fo:border-left="0.0069in solid #000000" fo:border-bottom="0.0069in solid #000000" fo:border-right="0.0069in solid #000000" style:vertical-align="middle" fo:padding-top="0.0298in" fo:padding-left="0.0798in" fo:padding-bottom="0.0298in" fo:padding-right="0.0798in"/>
    </style:style>
    <style:style style:name="P98" style:parent-style-name="Amount" style:family="paragraph">
      <style:paragraph-properties fo:text-align="center"/>
      <style:text-properties style:font-name-complex="Tahoma" fo:font-size="9pt" style:font-size-asian="9pt" style:font-size-complex="9pt"/>
    </style:style>
    <style:style style:name="TableCell99" style:family="table-cell">
      <style:table-cell-properties fo:border-top="none" fo:border-left="0.0069in solid #000000" fo:border-bottom="0.0069in solid #000000" fo:border-right="0.0069in solid #000000" style:vertical-align="middle" fo:padding-top="0.0298in" fo:padding-left="0.15in" fo:padding-bottom="0.0298in" fo:padding-right="0.15in"/>
    </style:style>
    <style:style style:name="P100" style:parent-style-name="Amount" style:family="paragraph">
      <style:paragraph-properties fo:text-align="center"/>
      <style:text-properties style:font-name-complex="Tahoma" fo:font-size="9pt" style:font-size-asian="9pt" style:font-size-complex="9pt"/>
    </style:style>
    <style:style style:name="TableRow101" style:family="table-row">
      <style:table-row-properties style:min-row-height="0.2in" style:use-optimal-row-height="false"/>
    </style:style>
    <style:style style:name="TableCell102" style:family="table-cell">
      <style:table-cell-properties fo:border-top="0.0069in solid #000000" fo:border-left="none" fo:border-bottom="none" fo:border-right="none" fo:padding-top="0.0298in" fo:padding-left="0.0798in" fo:padding-bottom="0.0298in" fo:padding-right="0.0798in"/>
    </style:style>
    <style:style style:name="P103" style:parent-style-name="Amount" style:family="paragraph">
      <style:text-properties style:font-name-complex="Tahoma"/>
    </style:style>
    <style:style style:name="TableCell104" style:family="table-cell">
      <style:table-cell-properties fo:border="0.0069in solid #000000" style:vertical-align="middle" fo:padding-top="0.0298in" fo:padding-left="0.15in" fo:padding-bottom="0.0298in" fo:padding-right="0.15in"/>
    </style:style>
    <style:style style:name="P105" style:parent-style-name="Amount" style:family="paragraph">
      <style:paragraph-properties fo:text-align="center"/>
    </style:style>
    <style:style style:name="T106" style:parent-style-name="DefaultParagraphFont" style:family="text">
      <style:text-properties style:font-name-complex="Tahoma" fo:font-weight="bold" style:font-weight-asian="bold" fo:font-size="9pt" style:font-size-asian="9pt"/>
    </style:style>
    <style:style style:name="TableCell107" style:family="table-cell">
      <style:table-cell-properties fo:border="0.0069in solid #000000" style:vertical-align="middle" fo:padding-top="0.0298in" fo:padding-left="0.0798in" fo:padding-bottom="0.0298in" fo:padding-right="0.0798in"/>
    </style:style>
    <style:style style:name="P108" style:parent-style-name="Amount" style:family="paragraph">
      <style:paragraph-properties fo:text-align="center"/>
      <style:text-properties style:font-name-complex="Tahoma" fo:font-weight="bold" style:font-weight-asian="bold" fo:font-size="9pt" style:font-size-asian="9pt" style:font-size-complex="9pt"/>
    </style:style>
    <style:style style:name="TableRow109" style:family="table-row">
      <style:table-row-properties style:min-row-height="0.3in" style:use-optimal-row-height="false"/>
    </style:style>
    <style:style style:name="TableCell110" style:family="table-cell">
      <style:table-cell-properties fo:border="none" style:vertical-align="middle" fo:padding-top="0in" fo:padding-left="0.075in" fo:padding-bottom="0in" fo:padding-right="0.075in"/>
    </style:style>
    <style:style style:name="P111" style:parent-style-name="Thankyou" style:family="paragraph">
      <style:paragraph-properties fo:text-align="start"/>
    </style:style>
    <style:style style:name="P112" style:parent-style-name="Thankyou" style:family="paragraph">
      <style:paragraph-properties fo:text-align="start"/>
      <style:text-properties fo:font-weight="normal" style:font-weight-asian="normal"/>
    </style:style>
  </office:automatic-styles>
  <office:body>
    <office:text text:use-soft-page-breaks="true">
      <text:p text:style-name="P1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rows-spanned="2">
            <text:p text:style-name="Companyname">34F Design Inc.</text:p>
            <text:p text:style-name="Normal">814 Baker Dr.</text:p>
            <text:p text:style-name="Normal">Coquitlam, BC, V3J 6W7</text:p>
            <text:p text:style-name="Normal">
                     Phone 604-314-7197
                     <text:s text:c="2"/>
                  </text:p>
          </table:table-cell>
          <table:table-cell table:style-name="TableCell10">
            <text:h text:style-name="Heading1" text:outline-level="1">INVOICE</text:h>
          </table:table-cell>
        </table:table-row>
        <table:table-row table:style-name="TableRow11">
          <table:covered-table-cell>
            <text:h text:style-name="Heading2" text:outline-level="2"/>
          </table:covered-table-cell>
          <table:table-cell table:style-name="TableCell12">
            <text:p text:style-name="RightAligned">Invoice #[var.invoiceID]</text:p>
            <text:p text:style-name="RightAligned">Date: [var.endDate]</text:p>
          </table:table-cell>
        </table:table-row>
      </table:table>
      <text:p text:style-name="Normal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h text:style-name="Heading2" text:outline-level="2">To:</text:h>
            <text:p text:style-name="Normal">[var.customerContact]</text:p>
            <text:p text:style-name="Normal">[var.companyName]</text:p>
            <text:p text:style-name="Normal">[var.customerStreet]</text:p>
            <text:p text:style-name="Normal">[var.customerCity] [var.customerZip]</text:p>
            <text:p text:style-name="Normal"/>
          </table:table-cell>
          <table:table-cell table:style-name="TableCell18">
            <text:h text:style-name="Heading2" text:outline-level="2">For:</text:h>
            <text:p text:style-name="Normal">
                     <text:span text:style-name="T19">Interior Design Services for [var.project]</text:span>
                  </text:p>
          </table:table-cell>
        </table:table-row>
      </table:table>
      <text:p text:style-name="Normal"/>
      <table:table table:style-name="Table20">
            <table:table-columns>
               <table:table-column table:style-name="TableColumn21"/>
               <table:table-column table:style-name="TableColumn22"/>
               <table:table-column table:style-name="TableColumn23"/>
               <table:table-column table:style-name="TableColumn24"/>
            </table:table-columns>
            <table:table-row table:style-name="TableRow25">
               <table:table-cell table:style-name="TableCell26">
                  <text:p text:style-name="P27">DESCRIPTION</text:p>
               </table:table-cell>
               <table:table-cell table:style-name="TableCell28">
                  <text:p text:style-name="P29">Hours</text:p>
               </table:table-cell>
               <table:table-cell table:style-name="TableCell30">
                  <text:p text:style-name="P31">Hourly Rate</text:p>
               </table:table-cell>
               <table:table-cell table:style-name="TableCell32">
                  <text:p text:style-name="P33">AMOUNT</text:p>
               </table:table-cell>
            </table:table-row>
			[InvItem;block=begin;sub1=projectDetails;sub2=projectTravelDates;]
            <table:table-row table:style-name="TableRow34">
               <table:table-cell table:style-name="TableCell35">
                  <text:p text:style-name="Normal">
                     <text:span text:style-name="T37">[InvItem.projectName]</text:span>
                     <text:s/>
                     <text:span text:style-name="T38">: Services completed [var.shortBeginEndDateRange]</text:span>
                  </text:p>
               </table:table-cell>
               <table:table-cell table:style-name="TableCell39">
                  <text:p text:style-name="P40">[InvItem.hours]</text:p>
               </table:table-cell>
               <table:table-cell table:style-name="TableCell41">
                  <text:p text:style-name="P42">[InvItem.rateText]</text:p>
               </table:table-cell>
               <table:table-cell table:style-name="TableCell43">
                  <text:p text:style-name="P44">[InvItem.feeText]</text:p>
               </table:table-cell>
            </table:table-row>
            <table:table-row table:style-name="TableRow45">
               <table:table-cell table:style-name="TableCell46">
                  <text:list text:style-name="LFO1" text:continue-numbering="true">
                     <text:list-item>
                        <text:p text:style-name="P47">
                           <text:span text:style-name="T48">[InvItem_sub1.val;block=text:list-item;]</text:span>
                        </text:p>
                     </text:list-item>
                  </text:list>
                  <text:p text:style-name="ListParagraph"/>
               </table:table-cell>
               <table:table-cell table:style-name="TableCell53" table:number-columns-spanned="2">
                  <text:p text:style-name="P54"/>
               </table:table-cell>
               <table:covered-table-cell/>
               <table:table-cell table:style-name="TableCell55">
                  <text:p text:style-name="P56"/>
               </table:table-cell>
            </table:table-row>
            <table:table-row table:style-name="TableRow57">
               <table:table-cell table:style-name="TableCell58">
                  <text:p text:style-name="P59">Project Meeting / Site Attendance:</text:p>
               </table:table-cell>
               <table:table-cell table:style-name="TableCell60" table:number-columns-spanned="2">
                  <text:p text:style-name="P61"/>
               </table:table-cell>
               <table:covered-table-cell/>
               <table:table-cell table:style-name="TableCell62">
                  <text:p text:style-name="P63"/>
               </table:table-cell>
            </table:table-row>
            <table:table-row table:style-name="TableRow64">
               <table:table-cell table:style-name="TableCell65">
                  <text:list text:style-name="LFO2" text:continue-numbering="true">
                     <text:list-item>
                        <text:p text:style-name="P69">
                           <text:span text:style-name="T70">[InvItem_sub2.val;block=text:list-item;]</text:span>                           
                        </text:p>
                     </text:list-item>
                  </text:list>
				  <text:p text:style-name="ListParagraph"/>
               </table:table-cell>
               <table:table-cell table:style-name="TableCell72" table:number-columns-spanned="2">
                  <text:p text:style-name="P73"/>
               </table:table-cell>
               <table:covered-table-cell/>
               <table:table-cell table:style-name="TableCell74">
                  <text:p text:style-name="P75"/>
               </table:table-cell>
            </table:table-row>
			[InvItem;block=end]
            <table:table-row table:style-name="TableRow76">
               <table:table-cell table:style-name="TableCell77">
                  <text:p text:style-name="Normal">
                     <text:span text:style-name="T78">SUBTOTAL</text:span>
                  </text:p>
               </table:table-cell>
               <table:table-cell table:style-name="TableCell79" table:number-columns-spanned="2">
                  <text:p text:style-name="P80"/>
               </table:table-cell>
               <table:covered-table-cell/>
               <table:table-cell table:style-name="TableCell81">
                  <text:p text:style-name="P82">[var.subTotalText]</text:p>
               </table:table-cell>
            </table:table-row>
            <table:table-row table:style-name="TableRow83">
               <table:table-cell table:style-name="TableCell84">
                  <text:p text:style-name="P85">
                     GST (#
                     <text:s text:c="3"/>
                     839142296RT0001)
                  </text:p>
               </table:table-cell>
               <table:table-cell table:style-name="TableCell86">
                  <text:p text:style-name="P87"/>
               </table:table-cell>
               <table:table-cell table:style-name="TableCell88">
                  <text:p text:style-name="P89">5%</text:p>
               </table:table-cell>
               <table:table-cell table:style-name="TableCell90">
                  <text:p text:style-name="P91">[var.GSTCharged]</text:p>
               </table:table-cell>
            </table:table-row>
            <table:table-row table:style-name="TableRow92">
               <table:table-cell table:style-name="TableCell93">
                  <text:p text:style-name="P94">Disbursements / Expenses</text:p>
               </table:table-cell>
               <table:table-cell table:style-name="TableCell95">
                  <text:p text:style-name="P96"/>
               </table:table-cell>
               <table:table-cell table:style-name="TableCell97">
                  <text:p text:style-name="P98"/>
               </table:table-cell>
               <table:table-cell table:style-name="TableCell99">
                  <text:p text:style-name="P100">[var.totalDisbursementsText]</text:p>
               </table:table-cell>
            </table:table-row>
            <table:table-row table:style-name="TableRow101">
               <table:table-cell table:style-name="TableCell102">
                  <text:p text:style-name="P103"/>
               </table:table-cell>
               <table:table-cell table:style-name="TableCell104" table:number-columns-spanned="2">
                  <text:p text:style-name="P105">
                     <text:span text:style-name="T106">Please Pay</text:span>
                  </text:p>
               </table:table-cell>
               <table:covered-table-cell/>
               <table:table-cell table:style-name="TableCell107">
                  <text:p text:style-name="P108">[var.grandTotal]</text:p>
               </table:table-cell>
            </table:table-row>
            <table:table-row table:style-name="TableRow109">
               <table:table-cell table:style-name="TableCell110" table:number-columns-spanned="4">
                  <text:p text:style-name="P111">
                     Total due upon receipt of this invoice.
                     <text:s text:c="2"/>
                  </text:p>
                  <text:p text:style-name="P112"/>
                  <text:p text:style-name="Thankyou">Thank you for your business!</text:p>
               </table:table-cell>
               <table:covered-table-cell/>
               <table:covered-table-cell/>
               <table:covered-table-cell/>
            </table:table-row>
   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text-align="end"/>
      <style:text-properties fo:font-weight="bold" style:font-weight-asian="bold" fo:color="#808080" fo:font-size="20pt" style:font-size-asian="20pt" fo:hyphenate="false"/>
    </style:style>
    <style:style style:name="Heading2" style:display-name="Heading 2" style:family="paragraph" style:parent-style-name="Normal" style:next-style-name="Normal" style:default-outline-level="2">
      <style:text-properties fo:font-weight="bold" style:font-weight-asian="bold" fo:text-transform="uppercase" fo:font-size="8pt" style:font-size-asian="8pt" style:font-size-complex="8pt" fo:hyphenate="false"/>
    </style:style>
    <style:style style:name="Heading3" style:display-name="Heading 3" style:family="paragraph" style:parent-style-name="Normal" style:next-style-name="Normal" style:default-outline-level="3">
      <style:text-properties fo:font-style="italic" style:font-style-asian="italic" fo:hyphenate="false"/>
    </style:style>
    <style:style style:name="Normal" style:display-name="Normal" style:family="paragraph">
      <style:paragraph-properties fo:line-height="110%"/>
      <style:text-properties style:font-name="Tahoma" fo:letter-spacing="0.0027in" fo:font-size="8.5pt" style:font-size-asian="8.5pt" style:font-size-complex="9pt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text-properties style:font-name-complex="Tahoma" fo:font-size="8pt" style:font-size-asian="8pt" style:font-size-complex="8pt" fo:hyphenate="false"/>
    </style:style>
    <style:style style:name="Companyname" style:display-name="Company name" style:family="paragraph" style:parent-style-name="Normal">
      <style:paragraph-properties fo:margin-top="0.0972in"/>
      <style:text-properties fo:font-weight="bold" style:font-weight-asian="bold" fo:font-size="12pt" style:font-size-asian="12pt" fo:hyphenate="false"/>
    </style:style>
    <style:style style:name="Columnheading" style:display-name="Column heading" style:family="paragraph" style:parent-style-name="Normal">
      <style:paragraph-properties fo:text-align="center"/>
      <style:text-properties fo:font-weight="bold" style:font-weight-asian="bold" fo:font-size="8pt" style:font-size-asian="8pt" fo:hyphenate="false"/>
    </style:style>
    <style:style style:name="RightAligned" style:display-name="Right Aligned" style:family="paragraph" style:parent-style-name="Normal">
      <style:paragraph-properties fo:text-align="end"/>
      <style:text-properties fo:text-transform="uppercase" fo:font-size="8pt" style:font-size-asian="8pt" style:font-size-complex="8pt" fo:hyphenate="false"/>
    </style:style>
    <style:style style:name="Thankyou" style:display-name="Thank you" style:family="paragraph" style:parent-style-name="Columnheading">
      <style:text-properties style:font-weight-complex="bold" fo:font-size="10pt" style:font-size-asian="10pt" fo:hyphenate="false"/>
    </style:style>
    <style:style style:name="Amount" style:display-name="Amount" style:family="paragraph" style:parent-style-name="Normal">
      <style:paragraph-properties fo:text-align="end"/>
      <style:text-properties style:font-size-complex="10pt" fo:hyphenate="false"/>
    </style:style>
    <style:style style:name="Header" style:display-name="Head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ahoma" fo:letter-spacing="0.0027in" fo:font-size="8.5pt" style:font-size-asian="8.5pt" style:font-size-complex="9pt"/>
    </style:style>
    <style:style style:name="Footer" style:display-name="Foot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ahoma" fo:letter-spacing="0.0027in" fo:font-size="8.5pt" style:font-size-asian="8.5pt" style:font-size-complex="9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/>
      <style:text-properties style:font-name="Calibri" style:font-name-complex="Calibri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0097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Header" style:family="paragraph">
      <style:paragraph-properties fo:text-align="end"/>
    </style:style>
    <style:style style:name="T4" style:parent-style-name="DefaultParagraphFont" style:family="text">
      <style:text-properties fo:language="en" fo:country="CA" style:language-asian="en" style:country-asian="CA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P2"/>
        <text:p text:style-name="P3"><text:span text:style-name="T4"><draw:frame draw:style-name="a0" draw:name="Picture 1" text:anchor-type="as-char" svg:x="0in" svg:y="0in" svg:width="2.07057in" svg:height="0.89943in" style:rel-width="scale" style:rel-height="scale"><draw:image xlink:href="media/image1.jpeg" xlink:type="simple" xlink:show="embed" xlink:actuate="onLoad"/><svg:desc>_34FDesign_LOGO.jpg</svg:desc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ser</meta:initial-creator>
    <dc:creator>Zack</dc:creator>
    <meta:creation-date>2014-10-19T21:40:00Z</meta:creation-date>
    <dc:date>2014-10-19T23:19:00Z</dc:date>
    <meta:print-date>2014-02-12T04:29:00Z</meta:print-date>
    <meta:template xlink:href="Services%20invoice%20with%20hours%20and%20rate.dot" xlink:type="simple"/>
    <meta:editing-cycles>22</meta:editing-cycles>
    <meta:editing-duration>PT3420S</meta:editing-duration>
    <meta:user-defined meta:name="_TemplateID">TC062071081033</meta:user-defined>
    <meta:document-statistic meta:page-count="1" meta:paragraph-count="1" meta:word-count="135" meta:character-count="905" meta:row-count="6" meta:non-whitespace-character-count="771"/>
  </office:meta>
</office:document-meta>
</file>